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goe ui" svg:font-family="'segoe u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onsolas1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rfc-language-tag="mn-Cyrl-MN" fo:language="mn" fo:script="Cyrl" fo:country="MN" officeooo:rsid="001e90a7" officeooo:paragraph-rsid="001e90a7"/>
    </style:style>
    <style:style style:name="P3" style:family="paragraph" style:parent-style-name="Text_20_body">
      <style:paragraph-properties fo:text-align="justify" style:justify-single-word="false"/>
      <style:text-properties officeooo:rsid="001f4cef" officeooo:paragraph-rsid="001f4cef"/>
    </style:style>
    <style:style style:name="P4" style:family="paragraph" style:parent-style-name="Text_20_body">
      <style:text-properties officeooo:rsid="0028f71c" officeooo:paragraph-rsid="0028f71c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text-properties officeooo:rsid="003775c0" officeooo:paragraph-rsid="003775c0"/>
    </style:style>
    <style:style style:name="P7" style:family="paragraph" style:parent-style-name="Text_20_body">
      <style:text-properties officeooo:rsid="003cc06b" officeooo:paragraph-rsid="003cc06b"/>
    </style:style>
    <style:style style:name="P8" style:family="paragraph" style:parent-style-name="Text_20_body">
      <style:text-properties fo:font-variant="normal" fo:text-transform="none" fo:color="#333333" style:font-name="segoe ui" fo:font-size="9pt" fo:letter-spacing="normal" fo:font-style="normal" fo:font-weight="normal" officeooo:paragraph-rsid="0061cb47"/>
    </style:style>
    <style:style style:name="P9" style:family="paragraph" style:parent-style-name="Text_20_body">
      <style:text-properties fo:font-variant="normal" fo:text-transform="none" fo:color="#333333" style:font-name="segoe ui" fo:font-size="9pt" fo:letter-spacing="normal" fo:font-style="normal" fo:font-weight="bold" officeooo:paragraph-rsid="004357ee" style:font-weight-asian="bold" style:font-weight-complex="bold"/>
    </style:style>
    <style:style style:name="P10" style:family="paragraph" style:parent-style-name="Text_20_body">
      <style:text-properties officeooo:rsid="006411da" officeooo:paragraph-rsid="006411da"/>
    </style:style>
    <style:style style:name="P11" style:family="paragraph" style:parent-style-name="Text_20_body">
      <style:text-properties officeooo:paragraph-rsid="0068d16d"/>
    </style:style>
    <style:style style:name="P12" style:family="paragraph" style:parent-style-name="Heading_20_1">
      <style:text-properties officeooo:paragraph-rsid="0040801d"/>
    </style:style>
    <style:style style:name="P13" style:family="paragraph" style:parent-style-name="Heading_20_1">
      <style:text-properties fo:font-variant="normal" fo:text-transform="none" fo:color="#333333" style:font-name="segoe ui" fo:font-size="9pt" fo:letter-spacing="normal" fo:font-style="normal" fo:font-weight="normal"/>
    </style:style>
    <style:style style:name="P14" style:family="paragraph" style:parent-style-name="Heading_20_1">
      <style:text-properties fo:font-variant="normal" fo:text-transform="none" fo:color="#333333" style:font-name="segoe ui" fo:font-size="9pt" fo:letter-spacing="normal" fo:font-style="normal" fo:font-weight="normal" officeooo:paragraph-rsid="0053e2be"/>
    </style:style>
    <style:style style:name="P15" style:family="paragraph" style:parent-style-name="Heading_20_2">
      <style:text-properties officeooo:paragraph-rsid="0040801d"/>
    </style:style>
    <style:style style:name="P16" style:family="paragraph" style:parent-style-name="Heading_20_2">
      <style:text-properties officeooo:rsid="0041c536" officeooo:paragraph-rsid="0041c536"/>
    </style:style>
    <style:style style:name="P17" style:family="paragraph" style:parent-style-name="Heading_20_2">
      <style:text-properties fo:font-size="12pt" officeooo:rsid="0041c536" officeooo:paragraph-rsid="0041c536" style:font-size-asian="12pt" style:font-size-complex="12pt"/>
    </style:style>
    <style:style style:name="P18" style:family="paragraph" style:parent-style-name="Standard">
      <style:text-properties fo:color="#000000" style:font-name="Consolas" officeooo:paragraph-rsid="00686c5a"/>
    </style:style>
    <style:style style:name="P19" style:family="paragraph" style:parent-style-name="Standard">
      <style:text-properties fo:color="#000000" officeooo:rsid="0027adfc" officeooo:paragraph-rsid="00686c5a"/>
    </style:style>
    <style:style style:name="P20" style:family="paragraph" style:parent-style-name="Standard">
      <style:text-properties fo:color="#000000" officeooo:paragraph-rsid="00686c5a"/>
    </style:style>
    <style:style style:name="P21" style:family="paragraph" style:parent-style-name="Standard">
      <style:text-properties fo:color="#000000" style:font-name="Consolas1" fo:font-size="12pt" fo:font-style="normal" fo:font-weight="normal" officeooo:paragraph-rsid="00686c5a" style:font-size-asian="12pt" style:font-style-asian="normal" style:font-weight-asian="normal"/>
    </style:style>
    <style:style style:name="P22" style:family="paragraph" style:parent-style-name="Standard">
      <style:text-properties style:font-name="Consolas1" officeooo:paragraph-rsid="00686c5a"/>
    </style:style>
    <style:style style:name="P23" style:family="paragraph" style:parent-style-name="Standard">
      <style:text-properties fo:color="#408080" style:font-name="Consolas" officeooo:paragraph-rsid="00686c5a"/>
    </style:style>
    <style:style style:name="P24" style:family="paragraph" style:parent-style-name="Standard">
      <style:text-properties fo:color="#408080" style:font-name="Consolas1" fo:font-size="12pt" fo:font-style="normal" fo:font-weight="normal" officeooo:rsid="0027adfc" officeooo:paragraph-rsid="00686c5a" style:font-size-asian="12pt" style:font-style-asian="normal" style:font-weight-asian="normal"/>
    </style:style>
    <style:style style:name="P25" style:family="paragraph" style:parent-style-name="Standard">
      <style:text-properties fo:color="#408080" style:font-name="Consolas1" fo:font-size="12pt" fo:font-style="normal" fo:font-weight="normal" officeooo:paragraph-rsid="00686c5a" style:font-size-asian="12pt" style:font-style-asian="normal" style:font-weight-asian="normal"/>
    </style:style>
    <style:style style:name="P26" style:family="paragraph" style:parent-style-name="Standard">
      <style:text-properties style:font-name="Consolas" officeooo:paragraph-rsid="00686c5a"/>
    </style:style>
    <style:style style:name="P27" style:family="paragraph" style:parent-style-name="Standard">
      <style:text-properties officeooo:paragraph-rsid="00686c5a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text-align="justify" style:justify-single-word="false"/>
      <style:text-properties officeooo:paragraph-rsid="002f80b2"/>
    </style:style>
    <style:style style:name="P30" style:family="paragraph" style:parent-style-name="Text_20_body">
      <style:paragraph-properties fo:text-align="justify" style:justify-single-word="false"/>
      <style:text-properties officeooo:rsid="002f80b2" officeooo:paragraph-rsid="002f80b2"/>
    </style:style>
    <style:style style:name="P31" style:family="paragraph" style:parent-style-name="Text_20_body">
      <style:paragraph-properties fo:text-align="justify" style:justify-single-word="false"/>
      <style:text-properties officeooo:rsid="002f9d3d" officeooo:paragraph-rsid="002f9d3d"/>
    </style:style>
    <style:style style:name="P32" style:family="paragraph" style:parent-style-name="Text_20_body">
      <style:paragraph-properties fo:text-align="justify" style:justify-single-word="false"/>
      <style:text-properties officeooo:rsid="00318c07" officeooo:paragraph-rsid="00318c07"/>
    </style:style>
    <style:style style:name="P33" style:family="paragraph" style:parent-style-name="Text_20_body">
      <style:paragraph-properties fo:text-align="justify" style:justify-single-word="false"/>
      <style:text-properties officeooo:rsid="0034e019" officeooo:paragraph-rsid="0034e019"/>
    </style:style>
    <style:style style:name="P34" style:family="paragraph" style:parent-style-name="Text_20_body">
      <style:text-properties fo:font-variant="normal" fo:text-transform="none" fo:color="#333333" style:font-name="segoe ui" fo:font-size="9pt" fo:letter-spacing="normal" fo:font-style="normal" fo:font-weight="normal" officeooo:rsid="004c19d0" officeooo:paragraph-rsid="004656c3"/>
    </style:style>
    <style:style style:name="P35" style:family="paragraph" style:parent-style-name="Text_20_body">
      <style:text-properties fo:font-variant="normal" fo:text-transform="none" fo:color="#333333" style:font-name="segoe ui" fo:font-size="9pt" fo:letter-spacing="normal" fo:font-style="normal" fo:font-weight="normal" officeooo:rsid="004656c3" officeooo:paragraph-rsid="008448a9"/>
    </style:style>
    <style:style style:name="P36" style:family="paragraph" style:parent-style-name="Text_20_body">
      <style:text-properties officeooo:rsid="006421fa" officeooo:paragraph-rsid="006421fa"/>
    </style:style>
    <style:style style:name="P37" style:family="paragraph" style:parent-style-name="Text_20_body">
      <style:text-properties officeooo:paragraph-rsid="007faca7"/>
    </style:style>
    <style:style style:name="P38" style:family="paragraph" style:parent-style-name="Heading_20_1" style:master-page-name="Standard">
      <style:paragraph-properties fo:margin-top="0.1665in" fo:margin-bottom="0.0835in" loext:contextual-spacing="false" fo:text-align="center" style:justify-single-word="false" style:page-number="auto"/>
    </style:style>
    <style:style style:name="P39" style:family="paragraph" style:parent-style-name="Heading_20_1">
      <style:text-properties fo:font-variant="normal" fo:text-transform="none" fo:color="#333333" style:font-name="segoe ui" fo:font-size="9pt" fo:letter-spacing="normal" fo:font-style="normal" fo:font-weight="normal"/>
    </style:style>
    <style:style style:name="P40" style:family="paragraph" style:parent-style-name="Heading_20_1">
      <style:text-properties fo:font-variant="normal" fo:text-transform="none" fo:color="#333333" style:font-name="segoe ui" fo:font-size="9pt" fo:letter-spacing="normal" fo:font-style="normal" fo:font-weight="normal" officeooo:paragraph-rsid="0053e2be"/>
    </style:style>
    <style:style style:name="P41" style:family="paragraph" style:parent-style-name="Heading_20_1">
      <style:text-properties officeooo:paragraph-rsid="00793510"/>
    </style:style>
    <style:style style:name="T1" style:family="text">
      <style:text-properties fo:font-size="18pt" style:rfc-language-tag="mn-Cyrl-MN" fo:language="mn" fo:script="Cyrl" fo:country="MN" style:font-size-asian="18pt"/>
    </style:style>
    <style:style style:name="T2" style:family="text">
      <style:text-properties fo:font-size="18pt" style:rfc-language-tag="mn-Cyrl-MN" fo:language="mn" fo:script="Cyrl" fo:country="MN" officeooo:rsid="001e30f9" style:font-size-asian="18pt"/>
    </style:style>
    <style:style style:name="T3" style:family="text">
      <style:text-properties fo:font-size="18pt" style:rfc-language-tag="mn-Cyrl-MN" fo:language="mn" fo:script="Cyrl" fo:country="MN" officeooo:rsid="001e90a7" style:font-size-asian="18pt"/>
    </style:style>
    <style:style style:name="T4" style:family="text">
      <style:text-properties fo:font-size="18pt" style:font-size-asian="18pt"/>
    </style:style>
    <style:style style:name="T5" style:family="text">
      <style:text-properties style:rfc-language-tag="mn-Cyrl-MN" fo:language="mn" fo:script="Cyrl" fo:country="MN"/>
    </style:style>
    <style:style style:name="T6" style:family="text">
      <style:text-properties style:rfc-language-tag="mn-Cyrl-MN" fo:language="mn" fo:script="Cyrl" fo:country="MN" officeooo:rsid="001e90a7"/>
    </style:style>
    <style:style style:name="T7" style:family="text">
      <style:text-properties officeooo:rsid="002134a1"/>
    </style:style>
    <style:style style:name="T8" style:family="text">
      <style:text-properties officeooo:rsid="00263142"/>
    </style:style>
    <style:style style:name="T9" style:family="text">
      <style:text-properties officeooo:rsid="0027fa2a"/>
    </style:style>
    <style:style style:name="T10" style:family="text">
      <style:text-properties officeooo:rsid="0029253a"/>
    </style:style>
    <style:style style:name="T11" style:family="text">
      <style:text-properties officeooo:rsid="002a938b"/>
    </style:style>
    <style:style style:name="T12" style:family="text">
      <style:text-properties officeooo:rsid="002c0af1"/>
    </style:style>
    <style:style style:name="T13" style:family="text">
      <style:text-properties officeooo:rsid="002ceb10"/>
    </style:style>
    <style:style style:name="T14" style:family="text">
      <style:text-properties officeooo:rsid="002f80b2"/>
    </style:style>
    <style:style style:name="T15" style:family="text">
      <style:text-properties officeooo:rsid="0031ed06"/>
    </style:style>
    <style:style style:name="T16" style:family="text">
      <style:text-properties officeooo:rsid="0032fe13"/>
    </style:style>
    <style:style style:name="T17" style:family="text">
      <style:text-properties officeooo:rsid="003cc06b"/>
    </style:style>
    <style:style style:name="T18" style:family="text">
      <style:text-properties officeooo:rsid="003ea646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3f40f4" style:font-size-asian="12pt" style:font-size-complex="12pt"/>
    </style:style>
    <style:style style:name="T21" style:family="text">
      <style:text-properties fo:font-size="12pt" officeooo:rsid="0040801d" style:font-size-asian="12pt" style:font-size-complex="12pt"/>
    </style:style>
    <style:style style:name="T22" style:family="text">
      <style:text-properties fo:font-size="12pt" officeooo:rsid="0041622f" style:font-size-asian="12pt" style:font-size-complex="12pt"/>
    </style:style>
    <style:style style:name="T23" style:family="text">
      <style:text-properties fo:font-size="12pt" officeooo:rsid="0041e2fb" style:font-size-asian="12pt" style:font-size-complex="12pt"/>
    </style:style>
    <style:style style:name="T24" style:family="text">
      <style:text-properties fo:font-size="12pt" officeooo:rsid="0081cf6e" style:font-size-asian="12pt" style:font-size-complex="12pt"/>
    </style:style>
    <style:style style:name="T25" style:family="text">
      <style:text-properties fo:font-variant="normal" fo:text-transform="none" fo:color="#333333" style:font-name="segoe ui" fo:font-size="9pt" fo:letter-spacing="normal" fo:font-style="normal" fo:font-weight="normal"/>
    </style:style>
    <style:style style:name="T26" style:family="text">
      <style:text-properties fo:font-variant="normal" fo:text-transform="none" fo:color="#333333" style:font-name="segoe ui" fo:font-size="9pt" fo:letter-spacing="normal" fo:font-style="normal" fo:font-weight="normal" officeooo:rsid="0048aafb" style:font-weight-asian="bold" style:font-weight-complex="bold"/>
    </style:style>
    <style:style style:name="T27" style:family="text">
      <style:text-properties fo:font-variant="normal" fo:text-transform="none" fo:color="#333333" style:font-name="segoe ui" fo:font-size="9pt" fo:letter-spacing="normal" fo:font-style="normal" fo:font-weight="normal" officeooo:rsid="00718ae6" style:font-weight-asian="bold" style:font-weight-complex="bold"/>
    </style:style>
    <style:style style:name="T28" style:family="text">
      <style:text-properties fo:font-variant="normal" fo:text-transform="none" fo:color="#333333" style:font-name="segoe ui" fo:font-size="9pt" fo:letter-spacing="normal" fo:font-style="normal" fo:font-weight="normal" officeooo:rsid="00737b63" style:font-weight-asian="bold" style:font-weight-complex="bold"/>
    </style:style>
    <style:style style:name="T29" style:family="text">
      <style:text-properties fo:font-variant="normal" fo:text-transform="none" fo:color="#333333" style:font-name="segoe ui" fo:font-size="9pt" fo:letter-spacing="normal" fo:font-style="normal" fo:font-weight="normal" officeooo:rsid="00750983" style:font-weight-asian="bold" style:font-weight-complex="bold"/>
    </style:style>
    <style:style style:name="T30" style:family="text">
      <style:text-properties fo:font-variant="normal" fo:text-transform="none" fo:color="#333333" style:font-name="segoe ui" fo:font-size="9pt" fo:letter-spacing="normal" fo:font-style="normal" fo:font-weight="normal" officeooo:rsid="005c74ab"/>
    </style:style>
    <style:style style:name="T31" style:family="text">
      <style:text-properties fo:font-variant="normal" fo:text-transform="none" fo:color="#333333" style:font-name="segoe ui" fo:font-size="9pt" fo:letter-spacing="normal" fo:font-style="normal" fo:font-weight="normal" officeooo:rsid="007a7cd1"/>
    </style:style>
    <style:style style:name="T32" style:family="text">
      <style:text-properties fo:font-variant="normal" fo:text-transform="none" fo:color="#333333" style:font-name="segoe ui" fo:font-size="9pt" fo:letter-spacing="normal" fo:font-style="normal" fo:font-weight="bold" style:font-weight-asian="bold" style:font-weight-complex="bold"/>
    </style:style>
    <style:style style:name="T33" style:family="text">
      <style:text-properties officeooo:rsid="0053e2be"/>
    </style:style>
    <style:style style:name="T34" style:family="text">
      <style:text-properties officeooo:rsid="005c74ab"/>
    </style:style>
    <style:style style:name="T35" style:family="text">
      <style:text-properties officeooo:rsid="00634ded"/>
    </style:style>
    <style:style style:name="T36" style:family="text">
      <style:text-properties officeooo:rsid="00635c8f"/>
    </style:style>
    <style:style style:name="T37" style:family="text">
      <style:text-properties fo:color="#408080"/>
    </style:style>
    <style:style style:name="T38" style:family="text">
      <style:text-properties fo:color="#408080" style:font-name="Consolas1"/>
    </style:style>
    <style:style style:name="T39" style:family="text">
      <style:text-properties fo:color="#bc7a00"/>
    </style:style>
    <style:style style:name="T40" style:family="text">
      <style:text-properties fo:color="#bc7a00" style:font-name="Consolas1"/>
    </style:style>
    <style:style style:name="T41" style:family="text">
      <style:text-properties fo:color="#bc7a00" style:font-name="Consolas1" fo:font-size="12pt" fo:font-style="normal" fo:font-weight="normal" style:font-size-asian="12pt" style:font-style-asian="normal" style:font-weight-asian="normal"/>
    </style:style>
    <style:style style:name="T42" style:family="text">
      <style:text-properties fo:color="#bc7a00" style:font-name="Consolas1" fo:font-size="12pt" style:font-size-asian="12pt" style:font-style-asian="normal" style:font-weight-asian="normal"/>
    </style:style>
    <style:style style:name="T43" style:family="text">
      <style:text-properties fo:color="#000000"/>
    </style:style>
    <style:style style:name="T44" style:family="text">
      <style:text-properties fo:color="#000000" style:font-name="Consolas1"/>
    </style:style>
    <style:style style:name="T45" style:family="text">
      <style:text-properties fo:color="#000000" style:font-name="Consolas1" fo:font-size="12pt" fo:font-style="normal" fo:font-weight="normal" style:font-size-asian="12pt" style:font-style-asian="normal" style:font-weight-asian="normal"/>
    </style:style>
    <style:style style:name="T46" style:family="text">
      <style:text-properties fo:color="#008000"/>
    </style:style>
    <style:style style:name="T47" style:family="text">
      <style:text-properties fo:color="#008000" style:font-name="Consolas1" fo:font-size="12pt" fo:font-style="normal" fo:font-weight="normal" style:font-size-asian="12pt" style:font-style-asian="normal" style:font-weight-asian="normal"/>
    </style:style>
    <style:style style:name="T48" style:family="text">
      <style:text-properties fo:color="#0000ff"/>
    </style:style>
    <style:style style:name="T49" style:family="text">
      <style:text-properties fo:color="#0000ff" style:font-name="Consolas1"/>
    </style:style>
    <style:style style:name="T50" style:family="text">
      <style:text-properties fo:color="#666666"/>
    </style:style>
    <style:style style:name="T51" style:family="text">
      <style:text-properties fo:color="#666666" style:font-name="Consolas1"/>
    </style:style>
    <style:style style:name="T52" style:family="text">
      <style:text-properties fo:color="#ba2121"/>
    </style:style>
    <style:style style:name="T53" style:family="text">
      <style:text-properties fo:color="#ba2121" style:font-name="Consolas1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officeooo:rsid="006b75d5"/>
    </style:style>
    <style:style style:name="T56" style:family="text">
      <style:text-properties officeooo:rsid="006b7c11"/>
    </style:style>
    <style:style style:name="T57" style:family="text">
      <style:text-properties officeooo:rsid="006dc272"/>
    </style:style>
    <style:style style:name="T58" style:family="text">
      <style:text-properties officeooo:rsid="006ff6f8"/>
    </style:style>
    <style:style style:name="T59" style:family="text">
      <style:text-properties officeooo:rsid="00750983"/>
    </style:style>
    <style:style style:name="T60" style:family="text">
      <style:text-properties officeooo:rsid="0075d5a6"/>
    </style:style>
    <style:style style:name="T61" style:family="text">
      <style:text-properties officeooo:rsid="007765bc"/>
    </style:style>
    <style:style style:name="T62" style:family="text">
      <style:text-properties officeooo:rsid="007fac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<text:span text:style-name="T2">C++ Хэлний үндсэн ойлголтуудыг ашиглан бодлогуудыг бодох </text:span><text:span text:style-name="T3">Л</text:span><text:span text:style-name="T1">абораторийн Ажил</text:span><text:span text:style-name="T4"> <text:line-break/>(</text:span><text:span text:style-name="T1">Лаборатори №</text:span><text:span text:style-name="T3">1</text:span><text:span text:style-name="T4">)</text:span></text:h>
      <text:p text:style-name="P2">Н. Мөнхжин</text:p>
      <text:p text:style-name="P1"><text:span text:style-name="T5">ХШУИС, </text:span><text:span text:style-name="T6">Компьютерийн ухааны оюутан</text:span><text:span text:style-name="T5">, <text:s/></text:span><text:span text:style-name="T6">nyamkamunhjin@gmail.com</text:span></text:p>
      <text:h text:style-name="Heading_20_1" text:outline-level="1">1. ОРШИЛ/УДИРТГАЛ</text:h>
      <text:p text:style-name="P3"><text:tab/>C++ хэлний #define макрофункц, <text:span text:style-name="T55">дотоод </text:span>функц, оролт гаралтын урсгалууд cin, cout <text:s/>үйлдлүүдийг <text:span text:style-name="T7">ашиглан </text:span>1 хэмжээст хүснэгтийн бодлогуудыг <text:span text:style-name="T8">бодох даалгавруудыг хийж гүйцэтгэнэ</text:span>. <text:s text:c="2"/></text:p>
      <text:h text:style-name="Heading_20_1" text:outline-level="1">2. ЗОРИЛГО</text:h>
      <text:p text:style-name="P5"><text:tab/><text:span text:style-name="T9">Гараас өгөгдсөн хүснэгтэн утга, дурын бүхэл тоог өгөгдсөн шаардлагын дагуу функцээр дамжуулан үйлдлүүдийг хийж үр дүн гаргаж авах. Үүний тулд дараах зорилтуудыг тавьж ажилласан:</text:span></text:p>
      <text:p text:style-name="P4"><text:span text:style-name="T56">1</text:span>. Cin, cout оролт гаралтын урсгалыг ашиглан гараас утга авах, <text:span text:style-name="T11">хэвлэх.</text:span></text:p>
      <text:p text:style-name="P4"><text:span text:style-name="T56">2</text:span>. <text:span text:style-name="T16">#define</text:span> зарлагч ашиглан macro-function зарлах.</text:p>
      <text:p text:style-name="P4"><text:span text:style-name="T56">3</text:span>. <text:span text:style-name="T10">Энгийн ф</text:span>унк<text:span text:style-name="T10">ц болон дотоод функцыг</text:span> зарлах, тодорхойлох.</text:p>
      <text:h text:style-name="Heading_20_1" text:outline-level="1">3. ОНОЛЫН СУДАЛГАА</text:h>
      <text:h text:style-name="Heading_20_2" text:outline-level="2">3.1 <text:span text:style-name="T12">Функц</text:span></text:h>
      <text:p text:style-name="P29"><text:tab/><text:span text:style-name="T14">Функц нь багц үйлдлүүдийг цогц хэлбэр юм. Програмыг бичихэд функцыг ашиглах нь олон давтан бичих ижил багц үйлдлүүдыг багасгаж өгдөг. </text:span></text:p>
      <text:p text:style-name="P30"><text:tab/>Функц нь ямар нэгэн төрлийн утгыг авч эсвэл авахгүй байж болох ба түүнээс хамааран багц үйлдлүүдыг гүйцэтгэж утга буцаах эсвэл буцаахгүй байж болдог.</text:p>
      <text:p text:style-name="P29"><text:tab/><text:span text:style-name="T14">Функц тодорхойлох:</text:span></text:p>
      <text:p text:style-name="P30">1. Функцыг тодорхойлоход заавал эхлээд утга буцаах төрлийг тодорхойлно. </text:p>
      <text:p text:style-name="P31">2. Функц-д нэр өгөх.</text:p>
      <text:p text:style-name="P31">3. Параметр утга авах, авахгүй.</text:p>
      <text:p text:style-name="P32">4. Функцийг багц үйлдлийг тодорхойлох.</text:p>
      <text:p text:style-name="P32">5. Үр дүн буцаах, буцаахгүй.</text:p>
      <text:p text:style-name="P33">Жишээ нь: void countToTen() {</text:p>
      <text:p text:style-name="P33"><text:tab/><text:tab/>for(int i=1; I &lt;= 10; I++) </text:p>
      <text:p text:style-name="P33"><text:soft-page-break/><text:tab/><text:tab/><text:tab/>cout &lt;&lt; I &lt;&lt; endl;</text:p>
      <text:p text:style-name="P33"><text:tab/><text:tab/>}</text:p>
      <text:h text:style-name="Heading_20_2" text:outline-level="2">3.2 <text:span text:style-name="T15">#define, Macro-function</text:span></text:h>
      <text:p text:style-name="P5"><text:s/><text:tab/><text:span text:style-name="T15">#define комманд нь тогтмол хувьсагчыг програмын pre-processor-д зарлаж өгдөг. Macro-function нь compile хийхээс өмнө уншсан байдаг. <text:s/>Давуу тал нь заагчийг өөрчлөхгүйгээр утгуудыг шууд орлуулан хурдан ажилладаг.[2]</text:span></text:p>
      <text:p text:style-name="P6">Жишээ нь: <text:s/>#define MAX_USERS 100;</text:p>
      <text:p text:style-name="P6"><text:tab/> <text:s text:c="8"/>#define max(a, b) <text:span text:style-name="T57">a &gt; b ? a : b;</text:span></text:p>
      <text:h text:style-name="Heading_20_2" text:outline-level="2">3.3 <text:span text:style-name="T12">Дотоод функц</text:span></text:h>
      <text:p text:style-name="Text_20_body"><text:tab/><text:span text:style-name="T58">C++ <text:s/>хэлний inline функц бол программын хурдыг нэмэгдүүлэх зориулалтаар бүтээгдсэн боломж юм. Дотоод мөр функц ба ерийн C функц 2-ийн ялгаа нь дараагийн үйлдэл хийх хаягийг хадгалах, cpu-д регистр хадгалах гэх мэт олон үйлдлийг хйихгүйгээр ажиллах тул хурдан ажиллана.[1]</text:span></text:p>
      <text:p text:style-name="P7">Жишээ: inline int findMax(int arr[], int size) {</text:p>
      <text:p text:style-name="P7"><text:tab/><text:tab/>…</text:p>
      <text:p text:style-name="P7"><text:tab/><text:tab/>…</text:p>
      <text:p text:style-name="P7"><text:tab/><text:tab/><text:span text:style-name="T18">return max;</text:span></text:p>
      <text:p text:style-name="P7"><text:tab/>}</text:p>
      <text:h text:style-name="Heading_20_2" text:outline-level="2">3.<text:span text:style-name="T17">4</text:span> <text:span text:style-name="T13">Хаяг</text:span></text:h>
      <text:h text:style-name="P15" text:outline-level="2"><text:tab/><text:span text:style-name="T20">Хаяг нь хувьсагчийн санах ой дээр байрлах хаягыг зааж өгдөг ба </text:span><text:span text:style-name="T21">и</text:span><text:span text:style-name="T20">нгэснээр хувьсагчийн утгыг хувьсагч ашиглахгүйгээр өөрчилж болдог</text:span><text:span text:style-name="T22">. Хаягыг з арлахдаа ямар төрлийн хувьсагчийн хаягийг авахаас хамааран төрлөөр нь зарлаж өгдөг.</text:span><text:span text:style-name="T24">[4]</text:span></text:h>
      <text:h text:style-name="P16" text:outline-level="2"><text:span text:style-name="T22">Ж</text:span><text:span text:style-name="T19">ишээ: 1. int a = 5;</text:span></text:h>
      <text:h text:style-name="P17" text:outline-level="2"><text:tab/><text:tab/>Int *p = &amp;a;</text:h>
      <text:h text:style-name="P16" text:outline-level="2"><text:span text:style-name="T19"><text:tab/><text:tab/></text:span><text:span text:style-name="T23">P бол a хувьсагчийн хаягийг хадгална.</text:span></text:h>
      <text:h text:style-name="P12" text:outline-level="1">4. ХЭРЭГЖҮҮЛЭЛТ</text:h>
      <text:p text:style-name="P9">1. a, b, c гурван тооны хамгийн ихийг олох define макро функц бич.</text:p>
      <text:p text:style-name="P34"><text:tab/><text:span text:style-name="T60">Жиших нөхцөл ашиглан их, бага утгуудыг тус тус олно.</text:span></text:p>
      <text:p text:style-name="P35"><text:tab/><text:span text:style-name="T42">#define max(A, B, C) (((A) &gt; (B) ? (A) : (B)) &gt; (C) ? ((A) &gt; (B) ? </text:span><text:span text:style-name="T40">(A) : (B)) : (C));</text:span></text:p>
      <text:p text:style-name="P8"><text:tab/><text:tab/></text:p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11"><text:span text:style-name="T25">2. </text:span><text:span text:style-name="T32">Өгөгдсөн N ширхэг тооны хамгийн их/хамгийн багийг олох код бич.</text:span></text:p>
      <text:p text:style-name="P11"><text:span text:style-name="T26"><text:tab/></text:span><text:span text:style-name="T27">Хүснэгтээс давталтаар их, багыг олох нөхцөл </text:span><text:span text:style-name="T28">ашиглан</text:span><text:span text:style-name="T27"> </text:span><text:span text:style-name="T29">олно</text:span><text:span text:style-name="T27">.</text:span></text:p>
      <text:h text:style-name="P13" text:outline-level="1">3. <text:span text:style-name="T54">Өгөгдсөн хүснэгтийн тэгш элементүүдийн тоог олох дотоод функц бич.</text:span></text:h>
      <text:h text:style-name="P13" text:outline-level="1"><text:tab/><text:span text:style-name="T59">Тоог 2-т хуваахад үлдэгдэл 0-той тэнцэж байвал тэгш тоо мөн.</text:span></text:h>
      <text:h text:style-name="P13" text:outline-level="1"><text:tab/><text:span text:style-name="T59">Хүснэгтийн элементүүдийг давталтаар үлдэгдэл 0 той тэнцэж байгааг тоолно.</text:span></text:h>
      <text:h text:style-name="P14" text:outline-level="1"><text:span text:style-name="T33">4. <text:s/></text:span><text:span text:style-name="T54">Өгөгдсөн хүснэгтийн сондгой элементүүдийн арифметик дунджийг олох дотоод функц бич.</text:span></text:h>
      <text:h text:style-name="P14" text:outline-level="1"><text:tab/><text:span text:style-name="T61">Тоог 2-т хуваахад үлдэгдэл 1-тэй тэнцэж байвал сондгой тоо мөн.</text:span></text:h>
      <text:h text:style-name="P14" text:outline-level="1"><text:tab/><text:span text:style-name="T61">Хүснэгтийн элементүүдийг давталтаар үлдэгдэл 1-тэй тэнцэж байгаа тооний <text:tab/>нийлбэрүүдийг олно</text:span></text:h>
      <text:h text:style-name="P14" text:outline-level="1">5. <text:span text:style-name="T54">Өгөгдсөн натурал тооны оронгийн тоо болон цифрүүдийг олох дотоод функц бич.</text:span></text:h>
      <text:h text:style-name="P41" text:outline-level="1"><text:span text:style-name="T25"><text:tab/> </text:span><text:span text:style-name="T30">Даалгаврын 5-р <text:s/>бодлогын хүрээнд функц олон утга буцаах шаардлага гарсан тул хаягыг <text:tab/>ашиглан шийдэв. </text:span><text:span text:style-name="T31">Харин тоог цифрээр задлахын тулд % 10-т хувааж өгч олно. Дараа нь 10 <text:tab/>хувааснаар сүүлчийн цифр тооноос хасагдана.</text:span></text:h>
      <text:h text:style-name="Heading_20_1" text:outline-level="1">5. ДҮГНЭЛТ</text:h>
      <text:p text:style-name="P5"><text:tab/><text:span text:style-name="T34">Дээрх даалгавруудын хүрээнд сin, cout урсгалаар гараас утга авч хэвлэж, #define macro, inline функц ашиглан энгийн функцүүдийг бүтцийн хувьд илүү цэгцтэй, хугацааны хувьд хэмнэлттэй болгож сурав. </text:span></text:p>
      <text:h text:style-name="Heading_20_1" text:outline-level="1">6. АШИГЛАСАН МАТЕРИАЛ</text:h>
      <text:p text:style-name="P37">1. <text:s/>Объект хандлагат технологийн С++ програмчлал, Ж.Пүрэв, 2008, Улаанбаатар. <text:s/><text:span text:style-name="T62">Хуудас 72</text:span></text:p>
      <text:p text:style-name="Text_20_body">2. <text:a xlink:type="simple" xlink:href="https://gcc.gnu.org/onlinedocs/cpp/Macro-Arguments.html" text:style-name="Internet_20_link" text:visited-style-name="Visited_20_Internet_20_Link"><text:span text:style-name="T36">https://gcc.gnu.org/onlinedocs/cpp/Macro-Arguments.html</text:span></text:a></text:p>
      <text:p text:style-name="P10">3. <text:a xlink:type="simple" xlink:href="https://www.techonthenet.com/c_language/constants/create_define.php" text:style-name="Internet_20_link" text:visited-style-name="Visited_20_Internet_20_Link">https://www.techonthenet.com/c_language/constants/create_define.php</text:a></text:p>
      <text:p text:style-name="P36">4. <text:a xlink:type="simple" xlink:href="https://fresh2refresh.com/c-programming/c-pointer/" text:style-name="Internet_20_link" text:visited-style-name="Visited_20_Internet_20_Link">https://fresh2refresh.com/c-programming/c-pointer/</text:a></text:p>
      <text:h text:style-name="Heading_20_1" text:outline-level="1">7. ХАВСРАЛТ</text:h>
      <text:p text:style-name="P24">/*</text:p>
      <text:p text:style-name="P25">1. a, b, c гурван тооны хамгийн ихийг олох define макро функц бич.</text:p>
      <text:p text:style-name="P25">*/</text:p>
      <text:p text:style-name="P27"><text:span text:style-name="T41">#include</text:span><text:span text:style-name="T44"> </text:span><text:span text:style-name="T38">&lt;stdio.h&gt;</text:span></text:p>
      <text:p text:style-name="P27"><text:span text:style-name="T41">#include</text:span><text:span text:style-name="T44"> </text:span><text:span text:style-name="T38">&lt;iostream&gt;</text:span></text:p>
      <text:p text:style-name="P21">using namespace std;</text:p>
      <text:p text:style-name="P22"/>
      <text:p text:style-name="P27"><text:soft-page-break/><text:span text:style-name="T41">#define max(A, B, C) (((A) &gt; (B) ? (A) : (B)) &gt; (C) ? ((A) &gt; (B) ? </text:span><text:span text:style-name="T40">(A) : (B)) : (C));</text:span></text:p>
      <text:p text:style-name="P22"/>
      <text:p text:style-name="P27"><text:span text:style-name="T47">int</text:span><text:span text:style-name="T44"> </text:span><text:span text:style-name="T49">main</text:span><text:span text:style-name="T44">() {</text:span></text:p>
      <text:p text:style-name="P27"><text:span text:style-name="T45"><text:s text:c="4"/></text:span><text:span text:style-name="T47">int</text:span><text:span text:style-name="T44"> a, b, c;</text:span></text:p>
      <text:p text:style-name="P27"><text:span text:style-name="T45"><text:s text:c="4"/>cout </text:span><text:span text:style-name="T51">&lt;&lt;</text:span><text:span text:style-name="T44"> </text:span><text:span text:style-name="T53">"input: "</text:span><text:span text:style-name="T44">;</text:span></text:p>
      <text:p text:style-name="P27"><text:span text:style-name="T45"><text:s text:c="4"/>cin </text:span><text:span text:style-name="T51">&gt;&gt;</text:span><text:span text:style-name="T44"> a </text:span><text:span text:style-name="T51">&gt;&gt;</text:span><text:span text:style-name="T44"> b </text:span><text:span text:style-name="T51">&gt;&gt;</text:span><text:span text:style-name="T44"> c;</text:span></text:p>
      <text:p text:style-name="P27"><text:span text:style-name="T45"><text:s text:c="4"/>cout </text:span><text:span text:style-name="T51">&lt;&lt;</text:span><text:span text:style-name="T44"> </text:span><text:span text:style-name="T49">max</text:span><text:span text:style-name="T44">(a, b, c);</text:span></text:p>
      <text:p text:style-name="P21">}</text:p>
      <text:p text:style-name="P22"/>
      <text:p text:style-name="P22"/>
      <text:p text:style-name="P19"/>
      <text:p text:style-name="P20"/>
      <text:p text:style-name="P20"/>
      <text:p text:style-name="P20"/>
      <text:p text:style-name="P20"/>
      <text:p text:style-name="P20"/>
      <text:p text:style-name="P23">/*</text:p>
      <text:p text:style-name="P23">2. Өгөгдсөн N ширхэг тооны хамгийн их/хамгийн багийг олох код бич.</text:p>
      <text:p text:style-name="P23">*/</text:p>
      <text:p text:style-name="P18"/>
      <text:p text:style-name="P26"><text:span text:style-name="T39">#include</text:span><text:span text:style-name="T43"> </text:span><text:span text:style-name="T37">&lt;stdio.h&gt;</text:span></text:p>
      <text:p text:style-name="P26"><text:span text:style-name="T39">#include</text:span><text:span text:style-name="T43"> </text:span><text:span text:style-name="T37">&lt;iostream&gt;</text:span></text:p>
      <text:p text:style-name="P18">using namespace std;</text:p>
      <text:p text:style-name="P18"/>
      <text:p text:style-name="P26"><text:span text:style-name="T46">int</text:span><text:span text:style-name="T43"> </text:span><text:span text:style-name="T48">max</text:span><text:span text:style-name="T43">(</text:span><text:span text:style-name="T46">int</text:span><text:span text:style-name="T43"> </text:span><text:span text:style-name="T50">*</text:span><text:span text:style-name="T43">arr, </text:span><text:span text:style-name="T46">int</text:span><text:span text:style-name="T43"> n) {</text:span></text:p>
      <text:p text:style-name="P26"><text:span text:style-name="T43"><text:s text:c="4"/></text:span><text:span text:style-name="T46">int</text:span><text:span text:style-name="T43"> </text:span><text:span text:style-name="T48">max</text:span><text:span text:style-name="T43"> </text:span><text:span text:style-name="T50">=</text:span><text:span text:style-name="T43"> arr[</text:span><text:span text:style-name="T50">0</text:span><text:span text:style-name="T43">];</text:span></text:p>
      <text:p text:style-name="P26"><text:span text:style-name="T43"><text:s text:c="4"/></text:span><text:span text:style-name="T46">for</text:span><text:span text:style-name="T43">(</text:span><text:span text:style-name="T46">int</text:span><text:span text:style-name="T43"> i </text:span><text:span text:style-name="T50">=</text:span><text:span text:style-name="T43"> </text:span><text:span text:style-name="T50">0</text:span><text:span text:style-name="T43">; i </text:span><text:span text:style-name="T50">&lt;</text:span><text:span text:style-name="T43"> n; i</text:span><text:span text:style-name="T50">++</text:span><text:span text:style-name="T43">)</text:span></text:p>
      <text:p text:style-name="P26"><text:span text:style-name="T43"><text:s text:c="8"/></text:span><text:span text:style-name="T46">if</text:span><text:span text:style-name="T43">(arr[i] </text:span><text:span text:style-name="T50">&gt;</text:span><text:span text:style-name="T43"> </text:span><text:span text:style-name="T48">max</text:span><text:span text:style-name="T43">)</text:span></text:p>
      <text:p text:style-name="P26"><text:span text:style-name="T43"><text:s text:c="12"/></text:span><text:span text:style-name="T48">max</text:span><text:span text:style-name="T43"> </text:span><text:span text:style-name="T50">=</text:span><text:span text:style-name="T43"> arr[i];</text:span></text:p>
      <text:p text:style-name="P18"/>
      <text:p text:style-name="P26"><text:span text:style-name="T43"><text:s text:c="4"/></text:span><text:span text:style-name="T46">return</text:span><text:span text:style-name="T43"> </text:span><text:span text:style-name="T48">max</text:span><text:span text:style-name="T43">;</text:span></text:p>
      <text:p text:style-name="P18">}</text:p>
      <text:p text:style-name="P18"/>
      <text:p text:style-name="P26"><text:span text:style-name="T46">int</text:span><text:span text:style-name="T43"> </text:span><text:span text:style-name="T48">min</text:span><text:span text:style-name="T43">(</text:span><text:span text:style-name="T46">int</text:span><text:span text:style-name="T43"> </text:span><text:span text:style-name="T50">*</text:span><text:span text:style-name="T43">arr, </text:span><text:span text:style-name="T46">int</text:span><text:span text:style-name="T43"> n) {</text:span></text:p>
      <text:p text:style-name="P26"><text:span text:style-name="T43"><text:s text:c="4"/></text:span><text:span text:style-name="T46">int</text:span><text:span text:style-name="T43"> </text:span><text:span text:style-name="T48">min</text:span><text:span text:style-name="T43"> </text:span><text:span text:style-name="T50">=</text:span><text:span text:style-name="T43"> arr[</text:span><text:span text:style-name="T50">0</text:span><text:span text:style-name="T43">];</text:span></text:p>
      <text:p text:style-name="P26"><text:span text:style-name="T43"><text:s text:c="4"/></text:span><text:span text:style-name="T46">for</text:span><text:span text:style-name="T43">(</text:span><text:span text:style-name="T46">int</text:span><text:span text:style-name="T43"> i </text:span><text:span text:style-name="T50">=</text:span><text:span text:style-name="T43"> </text:span><text:span text:style-name="T50">0</text:span><text:span text:style-name="T43">; i </text:span><text:span text:style-name="T50">&lt;</text:span><text:span text:style-name="T43"> n; i</text:span><text:span text:style-name="T50">++</text:span><text:span text:style-name="T43">)</text:span></text:p>
      <text:p text:style-name="P26"><text:span text:style-name="T43"><text:s text:c="8"/></text:span><text:span text:style-name="T46">if</text:span><text:span text:style-name="T43">(arr[i] </text:span><text:span text:style-name="T50">&lt;</text:span><text:span text:style-name="T43"> </text:span><text:span text:style-name="T48">min</text:span><text:span text:style-name="T43">)</text:span></text:p>
      <text:p text:style-name="P26"><text:span text:style-name="T43"><text:s text:c="12"/></text:span><text:span text:style-name="T48">min</text:span><text:span text:style-name="T43"> </text:span><text:span text:style-name="T50">=</text:span><text:span text:style-name="T43"> arr[i];</text:span></text:p>
      <text:p text:style-name="P18"/>
      <text:p text:style-name="P26"><text:span text:style-name="T43"><text:s text:c="4"/></text:span><text:span text:style-name="T46">return</text:span><text:span text:style-name="T43"> </text:span><text:span text:style-name="T48">min</text:span><text:span text:style-name="T43">;</text:span></text:p>
      <text:p text:style-name="P18">}</text:p>
      <text:p text:style-name="P26"><text:span text:style-name="T46">int</text:span><text:span text:style-name="T43"> </text:span><text:span text:style-name="T48">main</text:span><text:span text:style-name="T43">() {</text:span></text:p>
      <text:p text:style-name="P26"><text:span text:style-name="T43"><text:s/></text:span><text:span text:style-name="T46">int</text:span><text:span text:style-name="T43"> arr[</text:span><text:span text:style-name="T50">5</text:span><text:span text:style-name="T43">] </text:span><text:span text:style-name="T50">=</text:span><text:span text:style-name="T43"> {</text:span><text:span text:style-name="T50">1</text:span><text:span text:style-name="T43">, </text:span><text:span text:style-name="T50">2</text:span><text:span text:style-name="T43">, </text:span><text:span text:style-name="T50">-5</text:span><text:span text:style-name="T43">, </text:span><text:span text:style-name="T50">3</text:span><text:span text:style-name="T43">, </text:span><text:span text:style-name="T50">21</text:span><text:span text:style-name="T43">};</text:span></text:p>
      <text:p text:style-name="P18"/>
      <text:p text:style-name="P26"><text:span text:style-name="T43"><text:s/>cout </text:span><text:span text:style-name="T50">&lt;&lt;</text:span><text:span text:style-name="T43"> </text:span><text:span text:style-name="T52">"max: "</text:span><text:span text:style-name="T43"> </text:span><text:span text:style-name="T50">&lt;&lt;</text:span><text:span text:style-name="T43"> </text:span><text:span text:style-name="T48">max</text:span><text:span text:style-name="T43">(arr, </text:span><text:span text:style-name="T50">5</text:span><text:span text:style-name="T43">) </text:span><text:span text:style-name="T50">&lt;&lt;</text:span><text:span text:style-name="T43"> endl;</text:span></text:p>
      <text:p text:style-name="P26"><text:span text:style-name="T43"><text:s/>cout </text:span><text:span text:style-name="T50">&lt;&lt;</text:span><text:span text:style-name="T43"> </text:span><text:span text:style-name="T52">"min: "</text:span><text:span text:style-name="T43"> </text:span><text:span text:style-name="T50">&lt;&lt;</text:span><text:span text:style-name="T43"> </text:span><text:span text:style-name="T48">min</text:span><text:span text:style-name="T43">(arr, </text:span><text:span text:style-name="T50">5</text:span><text:span text:style-name="T43">) </text:span><text:span text:style-name="T50">&lt;&lt;</text:span><text:span text:style-name="T43"> endl;</text:span></text:p>
      <text:p text:style-name="P18">}</text:p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23">/*</text:p>
      <text:p text:style-name="P23">3. Өгөгдсөн хүснэгтийн тэгш элементүүдийн тоог олох дотоод функц бич.</text:p>
      <text:p text:style-name="P23">*/</text:p>
      <text:p text:style-name="P18"/>
      <text:p text:style-name="P18"><text:span text:style-name="T39">#include</text:span> <text:span text:style-name="T37">&lt;stdio.h&gt;</text:span></text:p>
      <text:p text:style-name="P18"><text:span text:style-name="T39">#include</text:span> <text:span text:style-name="T37">&lt;iostream&gt;</text:span></text:p>
      <text:p text:style-name="P18">using namespace std;</text:p>
      <text:p text:style-name="P18"/>
      <text:p text:style-name="P18"><text:span text:style-name="T46">inline</text:span> <text:span text:style-name="T46">int</text:span> <text:span text:style-name="T48">evenCount</text:span>(<text:span text:style-name="T46">int</text:span> <text:span text:style-name="T50">*</text:span>arr, <text:span text:style-name="T46">int</text:span> n) {</text:p>
      <text:p text:style-name="P18"><text:s text:c="4"/><text:span text:style-name="T46">int</text:span> counter <text:span text:style-name="T50">=</text:span> <text:span text:style-name="T50">0</text:span>;</text:p>
      <text:p text:style-name="P18"><text:s text:c="4"/><text:span text:style-name="T46">for</text:span>(<text:span text:style-name="T46">int</text:span> i <text:span text:style-name="T50">=</text:span> <text:span text:style-name="T50">0</text:span>; i <text:span text:style-name="T50">&lt;</text:span> n; i<text:span text:style-name="T50">++</text:span>)</text:p>
      <text:p text:style-name="P18"><text:s text:c="8"/><text:span text:style-name="T46">if</text:span>(arr[i] <text:span text:style-name="T50">%</text:span> <text:span text:style-name="T50">2</text:span> <text:span text:style-name="T50">==</text:span> <text:span text:style-name="T50">0</text:span>)</text:p>
      <text:p text:style-name="P18"><text:s text:c="12"/>counter<text:span text:style-name="T50">++</text:span>;</text:p>
      <text:p text:style-name="P18"/>
      <text:p text:style-name="P18"><text:s text:c="4"/><text:span text:style-name="T46">return</text:span> counter;</text:p>
      <text:p text:style-name="P18">}</text:p>
      <text:p text:style-name="P18"/>
      <text:p text:style-name="P18"><text:span text:style-name="T46">int</text:span> <text:span text:style-name="T48">main</text:span>() {</text:p>
      <text:p text:style-name="P18"><text:s/><text:span text:style-name="T46">int</text:span> arr[<text:span text:style-name="T50">6</text:span>] <text:span text:style-name="T50">=</text:span> {<text:span text:style-name="T50">0</text:span>, <text:span text:style-name="T50">1</text:span>, <text:span text:style-name="T50">2</text:span>, <text:span text:style-name="T50">-5</text:span>, <text:span text:style-name="T50">6</text:span>, <text:span text:style-name="T50">21</text:span>};</text:p>
      <text:p text:style-name="P18"/>
      <text:p text:style-name="P18"><text:s/>cout <text:span text:style-name="T50">&lt;&lt;</text:span> <text:span text:style-name="T52">"Even number: "</text:span> <text:span text:style-name="T50">&lt;&lt;</text:span> evenCount(arr, <text:span text:style-name="T50">6</text:span>) <text:span text:style-name="T50">&lt;&lt;</text:span> endl;</text:p>
      <text:p text:style-name="P18">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>/*</text:p>
      <text:p text:style-name="P23">4. Өгөгдсөн хүснэгтийн сондгой элементүүдийн арифметик дунджийг олох дотоод функц бич.</text:p>
      <text:p text:style-name="P23">*/</text:p>
      <text:p text:style-name="P18"/>
      <text:p text:style-name="P18"><text:span text:style-name="T39">#include</text:span> <text:span text:style-name="T37">&lt;stdio.h&gt;</text:span></text:p>
      <text:p text:style-name="P18"><text:span text:style-name="T39">#include</text:span> <text:span text:style-name="T37">&lt;iostream&gt;</text:span></text:p>
      <text:p text:style-name="P18">using namespace std;</text:p>
      <text:p text:style-name="P18"/>
      <text:p text:style-name="P18"><text:span text:style-name="T46">inline</text:span> <text:span text:style-name="T46">float</text:span> <text:span text:style-name="T48">oddAvg</text:span>(<text:span text:style-name="T46">int</text:span> <text:span text:style-name="T50">*</text:span>arr, <text:span text:style-name="T46">int</text:span> n) {</text:p>
      <text:p text:style-name="P18"><text:s text:c="4"/><text:span text:style-name="T46">int</text:span> total <text:span text:style-name="T50">=</text:span> <text:span text:style-name="T50">0</text:span>;</text:p>
      <text:p text:style-name="P18"><text:s text:c="4"/><text:span text:style-name="T46">int</text:span> counter <text:span text:style-name="T50">=</text:span> <text:span text:style-name="T50">0</text:span>;</text:p>
      <text:p text:style-name="P18"><text:s text:c="4"/><text:span text:style-name="T46">for</text:span>(<text:span text:style-name="T46">int</text:span> i <text:span text:style-name="T50">=</text:span> <text:span text:style-name="T50">0</text:span>; i <text:span text:style-name="T50">&lt;</text:span> n; i<text:span text:style-name="T50">++</text:span>)</text:p>
      <text:p text:style-name="P18"><text:s text:c="8"/><text:span text:style-name="T46">if</text:span>(arr[i] <text:span text:style-name="T50">%</text:span> <text:span text:style-name="T50">2</text:span> <text:span text:style-name="T50">==</text:span> <text:span text:style-name="T50">1</text:span> <text:span text:style-name="T50">||</text:span> arr[i] <text:span text:style-name="T50">%</text:span> <text:span text:style-name="T50">2</text:span> <text:span text:style-name="T50">==</text:span> <text:span text:style-name="T50">-1</text:span>) {</text:p>
      <text:p text:style-name="P18"><text:s text:c="12"/>total <text:span text:style-name="T50">+=</text:span> arr[i];</text:p>
      <text:p text:style-name="P18"><text:soft-page-break/><text:s text:c="12"/>counter<text:span text:style-name="T50">++</text:span>;</text:p>
      <text:p text:style-name="P18"><text:s text:c="8"/>}</text:p>
      <text:p text:style-name="P18"/>
      <text:p text:style-name="P18"><text:s text:c="4"/><text:span text:style-name="T46">return</text:span> (<text:span text:style-name="T46">float</text:span>) total<text:span text:style-name="T50">/</text:span>counter;</text:p>
      <text:p text:style-name="P18">}</text:p>
      <text:p text:style-name="P18"/>
      <text:p text:style-name="P18"><text:span text:style-name="T46">int</text:span> <text:span text:style-name="T48">main</text:span>() {</text:p>
      <text:p text:style-name="P18"><text:s/><text:span text:style-name="T46">int</text:span> arr[<text:span text:style-name="T50">6</text:span>] <text:span text:style-name="T50">=</text:span> {<text:span text:style-name="T50">0</text:span>, <text:span text:style-name="T50">1</text:span>, <text:span text:style-name="T50">2</text:span>, <text:span text:style-name="T50">-5</text:span>, <text:span text:style-name="T50">6</text:span>, <text:span text:style-name="T50">22</text:span>};</text:p>
      <text:p text:style-name="P18"/>
      <text:p text:style-name="P18"><text:s/>cout <text:span text:style-name="T50">&lt;&lt;</text:span> <text:span text:style-name="T52">"Avg of odds: "</text:span> <text:span text:style-name="T50">&lt;&lt;</text:span> oddAvg(arr, <text:span text:style-name="T50">6</text:span>) <text:span text:style-name="T50">&lt;&lt;</text:span> endl;</text:p>
      <text:p text:style-name="P18">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>/*</text:p>
      <text:p text:style-name="P23">5. Өгөгдсөн натурал тооны оронгийн тоо болон цифрүүдийг олох дотоод функц бич.</text:p>
      <text:p text:style-name="P23">*/</text:p>
      <text:p text:style-name="P18"/>
      <text:p text:style-name="P18"><text:span text:style-name="T39">#include</text:span> <text:span text:style-name="T37">&lt;stdio.h&gt;</text:span></text:p>
      <text:p text:style-name="P18"><text:span text:style-name="T39">#include</text:span> <text:span text:style-name="T37">&lt;iostream&gt;</text:span></text:p>
      <text:p text:style-name="P18">using namespace std;</text:p>
      <text:p text:style-name="P18"/>
      <text:p text:style-name="P18"><text:span text:style-name="T46">inline</text:span> <text:span text:style-name="T46">int</text:span><text:span text:style-name="T50">*</text:span> <text:span text:style-name="T48">countDigit</text:span>(<text:span text:style-name="T46">int</text:span> num) {</text:p>
      <text:p text:style-name="P18"><text:s text:c="4"/><text:span text:style-name="T46">int</text:span> numCpy <text:span text:style-name="T50">=</text:span> num;</text:p>
      <text:p text:style-name="P18"><text:s text:c="4"/><text:span text:style-name="T46">int</text:span> counter <text:span text:style-name="T50">=</text:span> <text:span text:style-name="T50">0</text:span>;</text:p>
      <text:p text:style-name="P18"><text:s text:c="4"/><text:span text:style-name="T46">int</text:span> <text:span text:style-name="T50">*</text:span>arr <text:span text:style-name="T50">=</text:span> <text:span text:style-name="T46">new</text:span> <text:span text:style-name="T46">int</text:span>[<text:span text:style-name="T50">100</text:span>];</text:p>
      <text:p text:style-name="P18"><text:s text:c="4"/><text:span text:style-name="T37">// count</text:span></text:p>
      <text:p text:style-name="P18"><text:s text:c="4"/><text:span text:style-name="T46">while</text:span>(numCpy <text:span text:style-name="T50">!=</text:span> <text:span text:style-name="T50">0</text:span>) {</text:p>
      <text:p text:style-name="P18"><text:s text:c="8"/>arr[counter] <text:span text:style-name="T50">=</text:span> numCpy <text:span text:style-name="T50">%</text:span> <text:span text:style-name="T50">10</text:span>;</text:p>
      <text:p text:style-name="P23">// <text:s text:c="7"/>cout &lt;&lt; arr[counter] &lt;&lt; endl;</text:p>
      <text:p text:style-name="P18"><text:s text:c="8"/>numCpy <text:span text:style-name="T50">/=</text:span> <text:span text:style-name="T50">10</text:span>;</text:p>
      <text:p text:style-name="P18"><text:s text:c="8"/>counter<text:span text:style-name="T50">++</text:span>;</text:p>
      <text:p text:style-name="P18"><text:s text:c="4"/>}</text:p>
      <text:p text:style-name="P18"/>
      <text:p text:style-name="P18"><text:s text:c="4"/><text:span text:style-name="T46">int</text:span> <text:span text:style-name="T50">*</text:span>saveArr <text:span text:style-name="T50">=</text:span> <text:span text:style-name="T46">new</text:span> <text:span text:style-name="T46">int</text:span>[counter <text:span text:style-name="T50">+</text:span> <text:span text:style-name="T50">1</text:span>];</text:p>
      <text:p text:style-name="P18"><text:s text:c="4"/>saveArr[<text:span text:style-name="T50">0</text:span>] <text:span text:style-name="T50">=</text:span> counter <text:span text:style-name="T50">+</text:span> <text:span text:style-name="T50">1</text:span>;</text:p>
      <text:p text:style-name="P18"/>
      <text:p text:style-name="P18"><text:s text:c="4"/><text:span text:style-name="T46">for</text:span>(<text:span text:style-name="T46">int</text:span> i <text:span text:style-name="T50">=</text:span> <text:span text:style-name="T50">1</text:span>; i <text:span text:style-name="T50">&lt;</text:span> counter <text:span text:style-name="T50">+</text:span> <text:span text:style-name="T50">1</text:span>; i<text:span text:style-name="T50">++</text:span>)</text:p>
      <text:p text:style-name="P18"><text:s text:c="8"/>saveArr[i] <text:span text:style-name="T50">=</text:span> arr[counter <text:span text:style-name="T50">-</text:span> i];</text:p>
      <text:p text:style-name="P18"/>
      <text:p text:style-name="P18"><text:s text:c="4"/><text:span text:style-name="T46">delete</text:span> arr;</text:p>
      <text:p text:style-name="P18"><text:s text:c="4"/><text:span text:style-name="T46">return</text:span> saveArr;</text:p>
      <text:p text:style-name="P18"/>
      <text:p text:style-name="P18"/>
      <text:p text:style-name="P18">}</text:p>
      <text:p text:style-name="P18"><text:soft-page-break/></text:p>
      <text:p text:style-name="P18"><text:span text:style-name="T46">int</text:span> <text:span text:style-name="T48">main</text:span>() {</text:p>
      <text:p text:style-name="P18"><text:s/><text:span text:style-name="T46">int</text:span> num <text:span text:style-name="T50">=</text:span> <text:span text:style-name="T50">123456</text:span>;</text:p>
      <text:p text:style-name="P18"><text:s/><text:span text:style-name="T46">int</text:span> <text:span text:style-name="T50">*</text:span>arr <text:span text:style-name="T50">=</text:span> countDigit(num);</text:p>
      <text:p text:style-name="P18"><text:s/><text:span text:style-name="T46">for</text:span>(<text:span text:style-name="T46">int</text:span> i <text:span text:style-name="T50">=</text:span> <text:span text:style-name="T50">1</text:span>; i <text:span text:style-name="T50">&lt;</text:span> arr[<text:span text:style-name="T50">0</text:span>]; i<text:span text:style-name="T50">++</text:span>)</text:p>
      <text:p text:style-name="P18"><text:s text:c="4"/>cout <text:span text:style-name="T50">&lt;&lt;</text:span> arr[i] <text:span text:style-name="T50">&lt;&lt;</text:span> <text:span text:style-name="T52">" "</text:span>;</text:p>
      <text:p text:style-name="P18">}</text:p>
      <text:p text:style-name="P18"><text:span text:style-name="Source_20_Text"/></text:p>
      <text:h text:style-name="Heading_20_1" text:outline-level="1"/>
      <text:h text:style-name="Heading_20_1" text:outline-level="1"/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goe ui" svg:font-family="'segoe u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onsolas1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fals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Times New Roman1" fo:font-family="'Times New Roman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list-style-name="" style:class="text">
      <style:text-properties style:font-name="Times New Roman" fo:font-family="'Times New Roman'" style:font-family-generic="swiss" style:font-pitch="variable"/>
    </style:style>
    <style:style style:name="Heading_20_2" style:display-name="Heading 2" style:family="paragraph" style:parent-style-name="Heading" style:default-outline-level="2" style:list-style-name="" style:class="text">
      <style:text-properties style:font-name="Times New Roman" fo:font-family="'Times New Roman'" style:font-family-generic="swiss" style:font-pitch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stLabel_20_1" style:display-name="ListLabel 1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756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2T19:54:00</meta:creation-date>
    <dc:language>en-US</dc:language>
    <dc:date>2019-02-21T18:00:03.292649752</dc:date>
    <meta:editing-cycles>119</meta:editing-cycles>
    <meta:editing-duration>PT5H37M28S</meta:editing-duration>
    <meta:generator>LibreOffice/6.0.7.3$Linux_X86_64 LibreOffice_project/00m0$Build-3</meta:generator>
    <meta:document-statistic meta:table-count="0" meta:image-count="0" meta:object-count="0" meta:page-count="7" meta:paragraph-count="168" meta:word-count="1005" meta:character-count="6320" meta:non-whitespace-character-count="514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